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7804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063in" svg:y="0.2067in">
            <draw:object draw:notify-on-update-of-ranges="Sheet1.C3:Sheet1.C16 Sheet1.A3:Sheet1.A16 Sheet1.A1:Sheet1.A1 Sheet1.C3:Sheet1.C16 Sheet1.A21:Sheet1.A34 Sheet1.A19:Sheet1.A19 Sheet1.C21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394in" svg:x="3.5307in" svg:y="3.7169in">
            <draw:object draw:notify-on-update-of-ranges="Sheet1.M3:Sheet1.M15 Sheet1.M1:Sheet1.M1 Sheet1.O3:Sheet1.O15 Sheet1.M21:Sheet1.M37 Sheet1.M19:Sheet1.M19 Sheet1.O21:Sheet1.O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MIL100_H2</text:p>
          </table:table-cell>
          <table:table-cell table:number-columns-repeated="11"/>
          <table:table-cell office:value-type="string" calcext:value-type="string">
            <text:p>MIL100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  <table:table-cell table:number-columns-repeated="9"/>
          <table:table-cell office:value-type="string" calcext:value-type="string">
            <text:p>IDX ANG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6860.3625468659" calcext:value-type="float">
            <text:p>-6860.3625468659</text:p>
          </table:table-cell>
          <table:table-cell table:formula="of:=[.B3]-[.$B$17]" office:value-type="float" office:value="0.00583823277975171" calcext:value-type="float">
            <text:p>0.0058382327797517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formula="of:=IF([.N3]&lt;0;[.N3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 office:value-type="float" office:value="-6860.37224431288" calcext:value-type="float">
            <text:p>-6860.37224431288</text:p>
          </table:table-cell>
          <table:table-cell table:formula="of:=[.B4]-[.$B$17]" office:value-type="float" office:value="-0.00385921420001978" calcext:value-type="float">
            <text:p>-0.0038592142000197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formula="of:=IF([.N4]&lt;0;[.N4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6860.38430462114" calcext:value-type="float">
            <text:p>-6860.38430462114</text:p>
          </table:table-cell>
          <table:table-cell table:formula="of:=[.B5]-[.$B$17]" office:value-type="float" office:value="-0.015919522459626" calcext:value-type="float">
            <text:p>-0.015919522459626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table:formula="of:=IF([.N5]&lt;0;[.N5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860.38981554082" calcext:value-type="float">
            <text:p>-6860.38981554082</text:p>
          </table:table-cell>
          <table:table-cell table:formula="of:=[.B6]-[.$B$17]" office:value-type="float" office:value="-0.0214304421397173" calcext:value-type="float">
            <text:p>-0.021430442139717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table:formula="of:=IF([.N6]&lt;0;[.N6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6860.39146321026" calcext:value-type="float">
            <text:p>-6860.39146321026</text:p>
          </table:table-cell>
          <table:table-cell table:formula="of:=[.B7]-[.$B$17]" office:value-type="float" office:value="-0.0230781115797072" calcext:value-type="float">
            <text:p>-0.023078111579707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table:formula="of:=IF([.N7]&lt;0;[.N7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860.39093219022" calcext:value-type="float">
            <text:p>-6860.39093219022</text:p>
          </table:table-cell>
          <table:table-cell table:formula="of:=[.B8]-[.$B$17]" office:value-type="float" office:value="-0.0225470915402184" calcext:value-type="float">
            <text:p>-0.022547091540218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table:formula="of:=IF([.N8]&lt;0;[.N8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860.38924804762" calcext:value-type="float">
            <text:p>-6860.38924804762</text:p>
          </table:table-cell>
          <table:table-cell table:formula="of:=[.B9]-[.$B$17]" office:value-type="float" office:value="-0.0208629489397936" calcext:value-type="float">
            <text:p>-0.020862948939793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table:formula="of:=IF([.N9]&lt;0;[.N9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860.38703020085" calcext:value-type="float">
            <text:p>-6860.38703020085</text:p>
          </table:table-cell>
          <table:table-cell table:formula="of:=[.B10]-[.$B$17]" office:value-type="float" office:value="-0.0186451021700123" calcext:value-type="float">
            <text:p>-0.018645102170012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/>
          <table:table-cell table:formula="of:=IF([.N10]&lt;0;[.N10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860.3846534593" calcext:value-type="float">
            <text:p>-6860.3846534593</text:p>
          </table:table-cell>
          <table:table-cell table:formula="of:=[.B11]-[.$B$17]" office:value-type="float" office:value="-0.0162683606204155" calcext:value-type="float">
            <text:p>-0.016268360620415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/>
          <table:table-cell table:formula="of:=IF([.N11]&lt;0;[.N11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6860.38234223349" calcext:value-type="float">
            <text:p>-6860.38234223349</text:p>
          </table:table-cell>
          <table:table-cell table:formula="of:=[.B12]-[.$B$17]" office:value-type="float" office:value="-0.0139571348099707" calcext:value-type="float">
            <text:p>-0.013957134809970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  <table:table-cell table:formula="of:=IF([.N12]&lt;0;[.N12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860.38021911491" calcext:value-type="float">
            <text:p>-6860.38021911491</text:p>
          </table:table-cell>
          <table:table-cell table:formula="of:=[.B13]-[.$B$17]" office:value-type="float" office:value="-0.0118340162298409" calcext:value-type="float">
            <text:p>-0.0118340162298409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table:formula="of:=IF([.N13]&lt;0;[.N13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6860.37834337846" calcext:value-type="float">
            <text:p>-6860.37834337846</text:p>
          </table:table-cell>
          <table:table-cell table:formula="of:=[.B14]-[.$B$17]" office:value-type="float" office:value="-0.00995827978022135" calcext:value-type="float">
            <text:p>-0.00995827978022135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/>
          <table:table-cell table:formula="of:=IF([.N14]&lt;0;[.N14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6860.37672833642" calcext:value-type="float">
            <text:p>-6860.37672833642</text:p>
          </table:table-cell>
          <table:table-cell table:formula="of:=[.B15]-[.$B$17]" office:value-type="float" office:value="-0.00834323773960932" calcext:value-type="float">
            <text:p>-0.00834323773960932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/>
          <table:table-cell table:formula="of:=IF([.N15]&lt;0;[.N15]-[.$N$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6860.37536238413" calcext:value-type="float">
            <text:p>-6860.37536238413</text:p>
          </table:table-cell>
          <table:table-cell table:formula="of:=[.B16]-[.$B$17]" office:value-type="float" office:value="-0.00697728545037535" calcext:value-type="float">
            <text:p>-0.00697728545037535</text:p>
          </table:table-cell>
          <table:table-cell table:number-columns-repeated="12"/>
        </table:table-row>
        <table:table-row table:style-name="ro1">
          <table:table-cell table:formula="of:=25" office:value-type="float" office:value="25" calcext:value-type="float">
            <text:p>25</text:p>
          </table:table-cell>
          <table:table-cell office:value-type="float" office:value="-6860.36838509868" calcext:value-type="float">
            <text:p>-6860.36838509868</text:p>
          </table:table-cell>
          <table:table-cell table:formula="of:=[.B17]-[.$B$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IL100_OH_H2</text:p>
          </table:table-cell>
          <table:table-cell table:number-columns-repeated="11"/>
          <table:table-cell office:value-type="string" calcext:value-type="string">
            <text:p>MIL100_OH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  <table:table-cell table:number-columns-repeated="9"/>
          <table:table-cell office:value-type="string" calcext:value-type="string">
            <text:p>IDX ANG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ce3" office:value-type="float" office:value="-6934.170526161" calcext:value-type="float">
            <text:p>-6934.170526161</text:p>
          </table:table-cell>
          <table:table-cell table:formula="of:=[.B21]-[.$B$35]" office:value-type="float" office:value="0.00366312012920389" calcext:value-type="float">
            <text:p>0.00366312012920389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-6934.1796168546" calcext:value-type="float">
            <text:p>-6934.1796168546</text:p>
          </table:table-cell>
          <table:table-cell table:formula="of:=IF([.N21]&lt;0;[.N21]-[.$N$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 office:value-type="float" office:value="-6934.17433007867" calcext:value-type="float">
            <text:p>-6934.17433007867</text:p>
          </table:table-cell>
          <table:table-cell table:formula="of:=[.B22]-[.$B$35]" office:value-type="float" office:value="-0.00014079754055274" calcext:value-type="float">
            <text:p>-0.0001407975405527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-6934.17585308692" calcext:value-type="float">
            <text:p>-6934.17585308692</text:p>
          </table:table-cell>
          <table:table-cell table:formula="of:=IF([.N22]&lt;0;[.N22]-[.$N$21];0)" office:value-type="float" office:value="0.00376376767962938" calcext:value-type="float">
            <text:p>0.0037637676796293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float" office:value="-6934.17637055834" calcext:value-type="float">
            <text:p>-6934.17637055834</text:p>
          </table:table-cell>
          <table:table-cell table:formula="of:=[.B23]-[.$B$35]" office:value-type="float" office:value="-0.00218127721018391" calcext:value-type="float">
            <text:p>-0.0021812772101839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-6934.16681509582" calcext:value-type="float">
            <text:p>-6934.16681509582</text:p>
          </table:table-cell>
          <table:table-cell table:formula="of:=IF([.N23]&lt;0;[.N23]-[.$N$21];0)" office:value-type="float" office:value="0.0128017587794602" calcext:value-type="float">
            <text:p>0.012801758779460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6934.1780273198" calcext:value-type="float">
            <text:p>-6934.1780273198</text:p>
          </table:table-cell>
          <table:table-cell table:formula="of:=[.B24]-[.$B$35]" office:value-type="float" office:value="-0.00383803867043753" calcext:value-type="float">
            <text:p>-0.0038380386704375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-6934.15114618765" calcext:value-type="float">
            <text:p>-6934.15114618765</text:p>
          </table:table-cell>
          <table:table-cell table:formula="of:=IF([.N24]&lt;0;[.N24]-[.$N$21];0)" office:value-type="float" office:value="0.0284706669499428" calcext:value-type="float">
            <text:p>0.028470666949942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float" office:value="-6934.17889895999" calcext:value-type="float">
            <text:p>-6934.17889895999</text:p>
          </table:table-cell>
          <table:table-cell table:formula="of:=[.B25]-[.$B$35]" office:value-type="float" office:value="-0.00470967886030849" calcext:value-type="float">
            <text:p>-0.0047096788603084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-6934.13616265867" calcext:value-type="float">
            <text:p>-6934.13616265867</text:p>
          </table:table-cell>
          <table:table-cell table:formula="of:=IF([.N25]&lt;0;[.N25]-[.$N$21];0)" office:value-type="float" office:value="0.0434541959293711" calcext:value-type="float">
            <text:p>0.043454195929371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934.1796168546" calcext:value-type="float">
            <text:p>-6934.1796168546</text:p>
          </table:table-cell>
          <table:table-cell table:formula="of:=[.B26]-[.$B$35]" office:value-type="float" office:value="-0.00542757347011502" calcext:value-type="float">
            <text:p>-0.00542757347011502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-6934.0994296082" calcext:value-type="float">
            <text:p>-6934.0994296082</text:p>
          </table:table-cell>
          <table:table-cell table:formula="of:=IF([.N26]&lt;0;[.N26]-[.$N$21];0)" office:value-type="float" office:value="0.0801872463998734" calcext:value-type="float">
            <text:p>0.080187246399873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934.17978005585" calcext:value-type="float">
            <text:p>-6934.17978005585</text:p>
          </table:table-cell>
          <table:table-cell table:formula="of:=[.B27]-[.$B$35]" office:value-type="float" office:value="-0.0055907747200763" calcext:value-type="float">
            <text:p>-0.005590774720076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table:formula="of:=IF([.N27]&lt;0;[.N27]-[.$N$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934.17973563844" calcext:value-type="float">
            <text:p>-6934.17973563844</text:p>
          </table:table-cell>
          <table:table-cell table:formula="of:=[.B28]-[.$B$35]" office:value-type="float" office:value="-0.00554635731077724" calcext:value-type="float">
            <text:p>-0.0055463573107772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-6934.17483063752" calcext:value-type="float">
            <text:p>-6934.17483063752</text:p>
          </table:table-cell>
          <table:table-cell table:formula="of:=IF([.N28]&lt;0;[.N28]-[.$N$21];0)" office:value-type="float" office:value="0.00478621707952698" calcext:value-type="float">
            <text:p>0.0047862170795269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934.17957723581" calcext:value-type="float">
            <text:p>-6934.17957723581</text:p>
          </table:table-cell>
          <table:table-cell table:formula="of:=[.B29]-[.$B$35]" office:value-type="float" office:value="-0.00538795468037279" calcext:value-type="float">
            <text:p>-0.00538795468037279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-6934.16612872023" calcext:value-type="float">
            <text:p>-6934.16612872023</text:p>
          </table:table-cell>
          <table:table-cell table:formula="of:=IF([.N29]&lt;0;[.N29]-[.$N$21];0)" office:value-type="float" office:value="0.0134881343747111" calcext:value-type="float">
            <text:p>0.013488134374711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2" office:value-type="float" office:value="-6934.17959879584" calcext:value-type="float">
            <text:p>-6934.17959879584</text:p>
          </table:table-cell>
          <table:table-cell table:formula="of:=[.B30]-[.$B$35]" office:value-type="float" office:value="-0.00540951471066364" calcext:value-type="float">
            <text:p>-0.005409514710663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  <table:table-cell table:formula="of:=IF([.N30]&lt;0;[.N30]-[.$N$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2" office:value-type="float" office:value="-6934.18007921293" calcext:value-type="float">
            <text:p>-6934.18007921293</text:p>
          </table:table-cell>
          <table:table-cell table:formula="of:=[.B31]-[.$B$35]" office:value-type="float" office:value="-0.00588993180008401" calcext:value-type="float">
            <text:p>-0.0058899318000840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table:formula="of:=IF([.N31]&lt;0;[.N31]-[.$N$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2" office:value-type="float" office:value="-6934.18025963001" calcext:value-type="float">
            <text:p>-6934.18025963001</text:p>
          </table:table-cell>
          <table:table-cell table:formula="of:=[.B32]-[.$B$35]" office:value-type="float" office:value="-0.00607034888071212" calcext:value-type="float">
            <text:p>-0.00607034888071212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/>
          <table:table-cell table:formula="of:=IF([.N32]&lt;0;[.N32]-[.$N$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" office:value-type="float" office:value="-6934.1800400471" calcext:value-type="float">
            <text:p>-6934.1800400471</text:p>
          </table:table-cell>
          <table:table-cell table:formula="of:=[.B33]-[.$B$35]" office:value-type="float" office:value="-0.00585076597053558" calcext:value-type="float">
            <text:p>-0.0058507659705355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-6934.16878716485" calcext:value-type="float">
            <text:p>-6934.16878716485</text:p>
          </table:table-cell>
          <table:table-cell table:formula="of:=IF([.N33]&lt;0;[.N33]-[.$N$21];0)" office:value-type="float" office:value="0.0108296897478795" calcext:value-type="float">
            <text:p>0.010829689747879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2" office:value-type="float" office:value="-6934.17952046419" calcext:value-type="float">
            <text:p>-6934.17952046419</text:p>
          </table:table-cell>
          <table:table-cell table:formula="of:=[.B34]-[.$B$35]" office:value-type="float" office:value="-0.00533118306066172" calcext:value-type="float">
            <text:p>-0.00533118306066172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formula="of:=IF([.N34]&lt;0;[.N34]-[.$N$2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6934.17418928113" calcext:value-type="float">
            <text:p>-6934.17418928113</text:p>
          </table:table-cell>
          <table:table-cell table:formula="of:=[.B35]-[.$B$35]" office:value-type="float" office:value="0" calcext:value-type="float">
            <text:p>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/>
          <table:table-cell table:formula="of:=IF([.N35]&lt;0;[.N35]-[.$N$21];0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/>
          <table:table-cell table:formula="of:=IF([.N36]&lt;0;[.N36]-[.$N$21];0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/>
          <table:table-cell table:formula="of:=IF([.N37]&lt;0;[.N37]-[.$N$21]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7:28:37.954842773</meta:creation-date>
    <meta:generator>LibreOffice/7.4.7.2$Linux_X86_64 LibreOffice_project/40$Build-2</meta:generator>
    <dc:date>2026-02-26T16:00:53.257081486</dc:date>
    <meta:editing-duration>P2DT1H9M26S</meta:editing-duration>
    <meta:editing-cycles>31</meta:editing-cycles>
    <meta:document-statistic meta:table-count="1" meta:cell-count="17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MIL100 + H2 vs MIL 100 OH + H2</text:p>
        </chart:title>
        <chart:legend chart:legend-position="end" svg:x="12.222cm" svg:y="3.952cm" style:legend-expansion="high" chart:style-name="ch3"/>
        <chart:plot-area chart:style-name="ch4" table:cell-range-address="Sheet1.C3:Sheet1.C16 Sheet1.A3:Sheet1.A16 Sheet1.A1:Sheet1.A1 Sheet1.A19:Sheet1.A19 Sheet1.C21:Sheet1.C34" chart:data-source-has-labels="both" svg:x="1.331cm" svg:y="1.275cm" svg:width="10.571cm" svg:height="6.564cm">
          <chart:coordinate-region svg:x="2.535cm" svg:y="1.474cm" svg:width="9.127cm" svg:height="6.166cm"/>
          <chart:axis chart:dimension="x" chart:name="primary-x" chart:style-name="ch5" chartooo:axis-type="auto">
            <chart:title svg:x="5.95cm" svg:y="8.019cm" chart:style-name="ch6">
              <text:p>distance</text:p>
            </chart:title>
            <chart:categories table:cell-range-address="Sheet1.C3:Sheet1.C16"/>
          </chart:axis>
          <chart:axis chart:dimension="y" chart:name="primary-y" chart:style-name="ch7">
            <chart:title svg:x="0.451cm" svg:y="5.117cm" chart:style-name="ch8">
              <text:p>energy</text:p>
            </chart:title>
            <chart:grid chart:style-name="ch9" chart:class="major"/>
          </chart:axis>
          <chart:series chart:style-name="ch10" chart:values-cell-range-address="Sheet1.C3:Sheet1.C16" chart:label-cell-address="Sheet1.A1:Sheet1.A1" chart:class="chart:scatter">
            <chart:domain table:cell-range-address="Sheet1.A3:Sheet1.A16"/>
            <chart:data-point chart:repeated="14"/>
          </chart:series>
          <chart:series chart:style-name="ch11" chart:values-cell-range-address="Sheet1.C21:Sheet1.C34" chart:label-cell-address="Sheet1.A19:Sheet1.A19" chart:class="chart:scatter">
            <chart:domain table:cell-range-address="Sheet1.A21:Sheet1.A34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L100_H2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IL100_OH_H2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float" office:value="0.00583823277975171">
                <text:p>0.0058382327797517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3:Sheet1.A16</svg:desc>
                </draw:g>
              </table:table-cell>
              <table:table-cell office:value-type="float" office:value="0.00583823277975171">
                <text:p>0.0058382327797517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21:Sheet1.A34</svg:desc>
                </draw:g>
              </table:table-cell>
              <table:table-cell office:value-type="float" office:value="0.00366312012920389">
                <text:p>0.00366312012920389</text:p>
                <draw:g>
                  <svg:desc>Sheet1.C21:Sheet1.C34</svg:desc>
                </draw:g>
              </table:table-cell>
            </table:table-row>
            <table:table-row>
              <table:table-cell office:value-type="float" office:value="-0.00385921420001978">
                <text:p>-0.00385921420001978</text:p>
              </table:table-cell>
              <table:table-cell office:value-type="float" office:value="1.4">
                <text:p>1.4</text:p>
              </table:table-cell>
              <table:table-cell office:value-type="float" office:value="-0.00385921420001978">
                <text:p>-0.00385921420001978</text:p>
              </table:table-cell>
              <table:table-cell office:value-type="float" office:value="1.4">
                <text:p>1.4</text:p>
              </table:table-cell>
              <table:table-cell office:value-type="float" office:value="-0.00014079754055274">
                <text:p>-0.00014079754055274</text:p>
              </table:table-cell>
            </table:table-row>
            <table:table-row>
              <table:table-cell office:value-type="float" office:value="-0.015919522459626">
                <text:p>-0.015919522459626</text:p>
              </table:table-cell>
              <table:table-cell office:value-type="float" office:value="1.5">
                <text:p>1.5</text:p>
              </table:table-cell>
              <table:table-cell office:value-type="float" office:value="-0.015919522459626">
                <text:p>-0.015919522459626</text:p>
              </table:table-cell>
              <table:table-cell office:value-type="float" office:value="1.5">
                <text:p>1.5</text:p>
              </table:table-cell>
              <table:table-cell office:value-type="float" office:value="-0.00218127721018391">
                <text:p>-0.00218127721018391</text:p>
              </table:table-cell>
            </table:table-row>
            <table:table-row>
              <table:table-cell office:value-type="float" office:value="-0.0214304421397173">
                <text:p>-0.0214304421397173</text:p>
              </table:table-cell>
              <table:table-cell office:value-type="float" office:value="1.6">
                <text:p>1.6</text:p>
              </table:table-cell>
              <table:table-cell office:value-type="float" office:value="-0.0214304421397173">
                <text:p>-0.0214304421397173</text:p>
              </table:table-cell>
              <table:table-cell office:value-type="float" office:value="1.6">
                <text:p>1.6</text:p>
              </table:table-cell>
              <table:table-cell office:value-type="float" office:value="-0.00383803867043753">
                <text:p>-0.00383803867043753</text:p>
              </table:table-cell>
            </table:table-row>
            <table:table-row>
              <table:table-cell office:value-type="float" office:value="-0.0230781115797072">
                <text:p>-0.0230781115797072</text:p>
              </table:table-cell>
              <table:table-cell office:value-type="float" office:value="1.7">
                <text:p>1.7</text:p>
              </table:table-cell>
              <table:table-cell office:value-type="float" office:value="-0.0230781115797072">
                <text:p>-0.0230781115797072</text:p>
              </table:table-cell>
              <table:table-cell office:value-type="float" office:value="1.7">
                <text:p>1.7</text:p>
              </table:table-cell>
              <table:table-cell office:value-type="float" office:value="-0.00470967886030849">
                <text:p>-0.00470967886030849</text:p>
              </table:table-cell>
            </table:table-row>
            <table:table-row>
              <table:table-cell office:value-type="float" office:value="-0.0225470915402184">
                <text:p>-0.0225470915402184</text:p>
              </table:table-cell>
              <table:table-cell office:value-type="float" office:value="1.8">
                <text:p>1.8</text:p>
              </table:table-cell>
              <table:table-cell office:value-type="float" office:value="-0.0225470915402184">
                <text:p>-0.0225470915402184</text:p>
              </table:table-cell>
              <table:table-cell office:value-type="float" office:value="1.8">
                <text:p>1.8</text:p>
              </table:table-cell>
              <table:table-cell office:value-type="float" office:value="-0.00542757347011502">
                <text:p>-0.00542757347011502</text:p>
              </table:table-cell>
            </table:table-row>
            <table:table-row>
              <table:table-cell office:value-type="float" office:value="-0.0208629489397936">
                <text:p>-0.0208629489397936</text:p>
              </table:table-cell>
              <table:table-cell office:value-type="float" office:value="1.9">
                <text:p>1.9</text:p>
              </table:table-cell>
              <table:table-cell office:value-type="float" office:value="-0.0208629489397936">
                <text:p>-0.0208629489397936</text:p>
              </table:table-cell>
              <table:table-cell office:value-type="float" office:value="1.9">
                <text:p>1.9</text:p>
              </table:table-cell>
              <table:table-cell office:value-type="float" office:value="-0.0055907747200763">
                <text:p>-0.0055907747200763</text:p>
              </table:table-cell>
            </table:table-row>
            <table:table-row>
              <table:table-cell office:value-type="float" office:value="-0.0186451021700123">
                <text:p>-0.0186451021700123</text:p>
              </table:table-cell>
              <table:table-cell office:value-type="float" office:value="2">
                <text:p>2</text:p>
              </table:table-cell>
              <table:table-cell office:value-type="float" office:value="-0.0186451021700123">
                <text:p>-0.0186451021700123</text:p>
              </table:table-cell>
              <table:table-cell office:value-type="float" office:value="2">
                <text:p>2</text:p>
              </table:table-cell>
              <table:table-cell office:value-type="float" office:value="-0.00554635731077724">
                <text:p>-0.00554635731077724</text:p>
              </table:table-cell>
            </table:table-row>
            <table:table-row>
              <table:table-cell office:value-type="float" office:value="-0.0162683606204155">
                <text:p>-0.0162683606204155</text:p>
              </table:table-cell>
              <table:table-cell office:value-type="float" office:value="2.1">
                <text:p>2.1</text:p>
              </table:table-cell>
              <table:table-cell office:value-type="float" office:value="-0.0162683606204155">
                <text:p>-0.0162683606204155</text:p>
              </table:table-cell>
              <table:table-cell office:value-type="float" office:value="2.1">
                <text:p>2.1</text:p>
              </table:table-cell>
              <table:table-cell office:value-type="float" office:value="-0.00538795468037279">
                <text:p>-0.00538795468037279</text:p>
              </table:table-cell>
            </table:table-row>
            <table:table-row>
              <table:table-cell office:value-type="float" office:value="-0.0139571348099707">
                <text:p>-0.0139571348099707</text:p>
              </table:table-cell>
              <table:table-cell office:value-type="float" office:value="2.2">
                <text:p>2.2</text:p>
              </table:table-cell>
              <table:table-cell office:value-type="float" office:value="-0.0139571348099707">
                <text:p>-0.0139571348099707</text:p>
              </table:table-cell>
              <table:table-cell office:value-type="float" office:value="2.2">
                <text:p>2.2</text:p>
              </table:table-cell>
              <table:table-cell office:value-type="float" office:value="-0.00540951471066364">
                <text:p>-0.00540951471066364</text:p>
              </table:table-cell>
            </table:table-row>
            <table:table-row>
              <table:table-cell office:value-type="float" office:value="-0.0118340162298409">
                <text:p>-0.0118340162298409</text:p>
              </table:table-cell>
              <table:table-cell office:value-type="float" office:value="2.3">
                <text:p>2.3</text:p>
              </table:table-cell>
              <table:table-cell office:value-type="float" office:value="-0.0118340162298409">
                <text:p>-0.0118340162298409</text:p>
              </table:table-cell>
              <table:table-cell office:value-type="float" office:value="2.3">
                <text:p>2.3</text:p>
              </table:table-cell>
              <table:table-cell office:value-type="float" office:value="-0.00588993180008401">
                <text:p>-0.00588993180008401</text:p>
              </table:table-cell>
            </table:table-row>
            <table:table-row>
              <table:table-cell office:value-type="float" office:value="-0.00995827978022135">
                <text:p>-0.00995827978022135</text:p>
              </table:table-cell>
              <table:table-cell office:value-type="float" office:value="2.4">
                <text:p>2.4</text:p>
              </table:table-cell>
              <table:table-cell office:value-type="float" office:value="-0.00995827978022135">
                <text:p>-0.00995827978022135</text:p>
              </table:table-cell>
              <table:table-cell office:value-type="float" office:value="2.4">
                <text:p>2.4</text:p>
              </table:table-cell>
              <table:table-cell office:value-type="float" office:value="-0.00607034888071212">
                <text:p>-0.00607034888071212</text:p>
              </table:table-cell>
            </table:table-row>
            <table:table-row>
              <table:table-cell office:value-type="float" office:value="-0.00834323773960932">
                <text:p>-0.00834323773960932</text:p>
              </table:table-cell>
              <table:table-cell office:value-type="float" office:value="2.5">
                <text:p>2.5</text:p>
              </table:table-cell>
              <table:table-cell office:value-type="float" office:value="-0.00834323773960932">
                <text:p>-0.00834323773960932</text:p>
              </table:table-cell>
              <table:table-cell office:value-type="float" office:value="2.5">
                <text:p>2.5</text:p>
              </table:table-cell>
              <table:table-cell office:value-type="float" office:value="-0.00585076597053558">
                <text:p>-0.00585076597053558</text:p>
              </table:table-cell>
            </table:table-row>
            <table:table-row>
              <table:table-cell office:value-type="float" office:value="-0.00697728545037535">
                <text:p>-0.00697728545037535</text:p>
              </table:table-cell>
              <table:table-cell office:value-type="float" office:value="2.6">
                <text:p>2.6</text:p>
              </table:table-cell>
              <table:table-cell office:value-type="float" office:value="-0.00697728545037535">
                <text:p>-0.00697728545037535</text:p>
              </table:table-cell>
              <table:table-cell office:value-type="float" office:value="2.6">
                <text:p>2.6</text:p>
              </table:table-cell>
              <table:table-cell office:value-type="float" office:value="-0.00533118306066172">
                <text:p>-0.00533118306066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style-name="ch1">
        <chart:title svg:x="4.488cm" svg:y="0.315cm" chart:style-name="ch2">
          <text:p>MIL100 + H2 VS MIL100 OH + H2 </text:p>
        </chart:title>
        <chart:subtitle svg:x="7.028cm" svg:y="1.273cm" chart:style-name="ch3">
          <text:p>var angles</text:p>
        </chart:subtitle>
        <chart:legend chart:legend-position="end" svg:x="12.218cm" svg:y="3.947cm" style:legend-expansion="high" chart:style-name="ch4"/>
        <chart:plot-area chart:style-name="ch5" table:cell-range-address="Sheet1.M3:Sheet1.M15 Sheet1.M1:Sheet1.M1 Sheet1.O3:Sheet1.O15 Sheet1.M19:Sheet1.M19 Sheet1.O21:Sheet1.O37" chart:data-source-has-labels="row" svg:x="1.33cm" svg:y="2.135cm" svg:width="10.569cm" svg:height="5.696cm">
          <chart:coordinate-region svg:x="2.242cm" svg:y="2.334cm" svg:width="9.47cm" svg:height="4.85cm"/>
          <chart:axis chart:dimension="x" chart:name="primary-x" chart:style-name="ch6">
            <chart:title svg:x="5.895cm" svg:y="8.01cm" chart:style-name="ch7">
              <text:p>idx angle</text:p>
            </chart:title>
          </chart:axis>
          <chart:axis chart:dimension="y" chart:name="primary-y" chart:style-name="ch6">
            <chart:title svg:x="0.451cm" svg:y="5.543cm" chart:style-name="ch8">
              <text:p>energy</text:p>
            </chart:title>
            <chart:grid chart:style-name="ch9" chart:class="major"/>
          </chart:axis>
          <chart:series chart:style-name="ch10" chart:values-cell-range-address="Sheet1.O3:Sheet1.O15" chart:label-cell-address="Sheet1.M1:Sheet1.M1" chart:class="chart:scatter">
            <chart:domain table:cell-range-address="Sheet1.M3:Sheet1.M15"/>
            <chart:data-point chart:repeated="13"/>
          </chart:series>
          <chart:series chart:style-name="ch11" chart:values-cell-range-address="Sheet1.O21:Sheet1.O37" chart:label-cell-address="Sheet1.M19:Sheet1.M19" chart:class="chart:scatter">
            <chart:domain table:cell-range-address="Sheet1.M21:Sheet1.M37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MIL100_H2</text:p>
                <draw:g>
                  <svg:desc>Sheet1.M1:Sheet1.M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MIL100_OH_H2</text:p>
                <draw:g>
                  <svg:desc>Sheet1.M19:Sheet1.M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3:Sheet1.M15</svg:desc>
                </draw:g>
              </table:table-cell>
              <table:table-cell office:value-type="float" office:value="0">
                <text:p>0</text:p>
                <draw:g>
                  <svg:desc>Sheet1.O3:Sheet1.O15</svg:desc>
                </draw:g>
              </table:table-cell>
              <table:table-cell office:value-type="float" office:value="0">
                <text:p>0</text:p>
                <draw:g>
                  <svg:desc>Sheet1.M21:Sheet1.M37</svg:desc>
                </draw:g>
              </table:table-cell>
              <table:table-cell office:value-type="float" office:value="0">
                <text:p>0</text:p>
                <draw:g>
                  <svg:desc>Sheet1.O21:Sheet1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376376767962938">
                <text:p>0.00376376767962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128017587794602">
                <text:p>0.0128017587794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284706669499428">
                <text:p>0.0284706669499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434541959293711">
                <text:p>0.0434541959293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801872463998734">
                <text:p>0.0801872463998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.00478621707952698">
                <text:p>0.00478621707952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0134881343747111">
                <text:p>0.0134881343747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.0108296897478795">
                <text:p>0.0108296897478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